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-D" table:style-name="ta1">
        <table:shapes>
          <draw:frame draw:z-index="0" draw:style-name="gr1" draw:text-style-name="P1" svg:width="453.51pt" svg:height="255.09pt" svg:x="336.87pt" svg:y="13.35pt">
            <loext:p/>
            <draw:object draw:notify-on-update-of-ranges="'Task1-D'.B1:'Task1-D'.B1 'Task1-D'.B2:'Task1-D'.B29 'Task1-D'.C2:'Task1-D'.C8 'Task1-D'.C9:'Task1-D'.C15 'Task1-D'.C16:'Task1-D'.C22 'Task1-D'.C23:'Task1-D'.C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[n]</text:p>
          </table:table-cell>
          <table:table-cell office:value-type="string" calcext:value-type="string">
            <text:p>Chunk size [n]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.630928" calcext:value-type="float">
            <text:p>45.630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.914359" calcext:value-type="float">
            <text:p>19.914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6.834239" calcext:value-type="float">
            <text:p>16.834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.526285" calcext:value-type="float">
            <text:p>16.526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.917483" calcext:value-type="float">
            <text:p>17.917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968937" calcext:value-type="float">
            <text:p>24.968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546097" calcext:value-type="float">
            <text:p>31.546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.90285" calcext:value-type="float">
            <text:p>42.90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.965228" calcext:value-type="float">
            <text:p>11.965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.818653" calcext:value-type="float">
            <text:p>8.818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.786278" calcext:value-type="float">
            <text:p>8.786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.316659" calcext:value-type="float">
            <text:p>11.316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.174055" calcext:value-type="float">
            <text:p>22.174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462612" calcext:value-type="float">
            <text:p>31.462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.83154" calcext:value-type="float">
            <text:p>44.83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.136444" calcext:value-type="float">
            <text:p>12.136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.98992" calcext:value-type="float">
            <text:p>8.98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146983" calcext:value-type="float">
            <text:p>9.146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8748" calcext:value-type="float">
            <text:p>12.768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520111" calcext:value-type="float">
            <text:p>26.520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650124" calcext:value-type="float">
            <text:p>35.650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.897759" calcext:value-type="float">
            <text:p>44.8977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.265432" calcext:value-type="float">
            <text:p>12.2654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.145765" calcext:value-type="float">
            <text:p>9.145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318416" calcext:value-type="float">
            <text:p>9.3184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2.97917" calcext:value-type="float">
            <text:p>12.97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.328437" calcext:value-type="float">
            <text:p>25.328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538287" calcext:value-type="float">
            <text:p>34.538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0:02:32.700810224</dc:date>
    <meta:editing-duration>PT13M2S</meta:editing-duration>
    <meta:editing-cycles>1</meta:editing-cycles>
    <meta:document-statistic meta:table-count="1" meta:cell-count="87" meta:object-count="1"/>
    <meta:generator>LibreOffice/5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61cm" svg:y="0.316cm" chart:style-name="ch2">
          <text:p>Time/Chunk size dependency [dynamic]</text:p>
        </chart:title>
        <chart:subtitle svg:x="4.57cm" svg:y="1.275cm" chart:style-name="ch3">
          <text:p>Measured with multiple thread counters</text:p>
        </chart:subtitle>
        <chart:legend chart:legend-position="end" svg:x="13.552cm" svg:y="3.454cm" style:legend-expansion="high" chart:style-name="ch4"/>
        <chart:plot-area chart:style-name="ch5" table:cell-range-address="'Task1-D'.B1:'Task1-D'.B29 'Task1-D'.C2:'Task1-D'.C29" chart:data-source-has-labels="both" svg:x="1.331cm" svg:y="2.138cm" svg:width="11.901cm" svg:height="5.701cm">
          <chartooo:coordinate-region svg:x="1.952cm" svg:y="2.337cm" svg:width="10.63cm" svg:height="4.855cm"/>
          <chart:axis chart:dimension="x" chart:name="primary-x" chart:style-name="ch6" chartooo:axis-type="auto">
            <chartooo:date-scale/>
            <chart:title svg:x="6.205cm" svg:y="8.019cm" chart:style-name="ch7">
              <text:p>Chunk size [n]</text:p>
            </chart:title>
            <chart:categories table:cell-range-address="'Task1-D'.B2:'Task1-D'.B29"/>
            <chart:grid chart:style-name="ch8" chart:class="major"/>
          </chart:axis>
          <chart:axis chart:dimension="y" chart:name="primary-y" chart:style-name="ch6">
            <chart:title svg:x="0.451cm" svg:y="5.601cm" chart:style-name="ch9">
              <text:p>Time [s]</text:p>
            </chart:title>
            <chart:grid chart:style-name="ch8" chart:class="major"/>
          </chart:axis>
          <chart:series chart:style-name="ch10" chart:values-cell-range-address="'Task1-D'.C2:'Task1-D'.C8" loext:label-string="2_threads" chart:class="chart:line">
            <chart:data-point chart:repeated="7"/>
          </chart:series>
          <chart:series chart:style-name="ch11" chart:values-cell-range-address="'Task1-D'.C9:'Task1-D'.C15" loext:label-string="4_threads" chart:class="chart:line">
            <chart:data-point chart:repeated="7"/>
          </chart:series>
          <chart:series chart:style-name="ch12" chart:values-cell-range-address="'Task1-D'.C16:'Task1-D'.C22" loext:label-string="8_threads" chart:class="chart:line">
            <chart:data-point chart:repeated="7"/>
          </chart:series>
          <chart:series chart:style-name="ch13" chart:values-cell-range-address="'Task1-D'.C23:'Task1-D'.C29" loext:label-string="16_threads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_threads</text:p>
              </table:table-cell>
              <table:table-cell office:value-type="string">
                <text:p>4_threads</text:p>
              </table:table-cell>
              <table:table-cell office:value-type="string">
                <text:p>8_threads</text:p>
              </table:table-cell>
              <table:table-cell office:value-type="string">
                <text:p>16_thread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sk1-D'.B2:'Task1-D'.B29</svg:desc>
                </draw:g>
              </table:table-cell>
              <table:table-cell office:value-type="float" office:value="45.630928">
                <text:p>45.630928</text:p>
                <draw:g>
                  <svg:desc>'Task1-D'.C2:'Task1-D'.C8</svg:desc>
                </draw:g>
              </table:table-cell>
              <table:table-cell office:value-type="float" office:value="42.90285">
                <text:p>42.90285</text:p>
                <draw:g>
                  <svg:desc>'Task1-D'.C9:'Task1-D'.C15</svg:desc>
                </draw:g>
              </table:table-cell>
              <table:table-cell office:value-type="float" office:value="44.83154">
                <text:p>44.83154</text:p>
                <draw:g>
                  <svg:desc>'Task1-D'.C16:'Task1-D'.C22</svg:desc>
                </draw:g>
              </table:table-cell>
              <table:table-cell office:value-type="float" office:value="44.897759">
                <text:p>44.897759</text:p>
                <draw:g>
                  <svg:desc>'Task1-D'.C23:'Task1-D'.C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14359">
                <text:p>19.914359</text:p>
              </table:table-cell>
              <table:table-cell office:value-type="float" office:value="11.965228">
                <text:p>11.965228</text:p>
              </table:table-cell>
              <table:table-cell office:value-type="float" office:value="12.136444">
                <text:p>12.136444</text:p>
              </table:table-cell>
              <table:table-cell office:value-type="float" office:value="12.265432">
                <text:p>12.2654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.834239">
                <text:p>16.834239</text:p>
              </table:table-cell>
              <table:table-cell office:value-type="float" office:value="8.818653">
                <text:p>8.818653</text:p>
              </table:table-cell>
              <table:table-cell office:value-type="float" office:value="8.98992">
                <text:p>8.98992</text:p>
              </table:table-cell>
              <table:table-cell office:value-type="float" office:value="9.145765">
                <text:p>9.1457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.526285">
                <text:p>16.526285</text:p>
              </table:table-cell>
              <table:table-cell office:value-type="float" office:value="8.786278">
                <text:p>8.786278</text:p>
              </table:table-cell>
              <table:table-cell office:value-type="float" office:value="9.146983">
                <text:p>9.146983</text:p>
              </table:table-cell>
              <table:table-cell office:value-type="float" office:value="9.318416">
                <text:p>9.3184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17483">
                <text:p>17.917483</text:p>
              </table:table-cell>
              <table:table-cell office:value-type="float" office:value="11.316659">
                <text:p>11.316659</text:p>
              </table:table-cell>
              <table:table-cell office:value-type="float" office:value="12.768748">
                <text:p>12.768748</text:p>
              </table:table-cell>
              <table:table-cell office:value-type="float" office:value="12.97917">
                <text:p>12.979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.968937">
                <text:p>24.968937</text:p>
              </table:table-cell>
              <table:table-cell office:value-type="float" office:value="22.174055">
                <text:p>22.174055</text:p>
              </table:table-cell>
              <table:table-cell office:value-type="float" office:value="26.520111">
                <text:p>26.520111</text:p>
              </table:table-cell>
              <table:table-cell office:value-type="float" office:value="25.328437">
                <text:p>25.32843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.546097">
                <text:p>31.546097</text:p>
              </table:table-cell>
              <table:table-cell office:value-type="float" office:value="31.462612">
                <text:p>31.462612</text:p>
              </table:table-cell>
              <table:table-cell office:value-type="float" office:value="35.650124">
                <text:p>35.650124</text:p>
              </table:table-cell>
              <table:table-cell office:value-type="float" office:value="34.538287">
                <text:p>34.538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